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South Dakota (1-2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Abilene Christian (1-2)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23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5</text:p>
          </table:table-cell>
          <table:table-cell office:value-type="string">
            <text:p>39</text:p>
          </table:table-cell>
          <table:table-cell office:value-type="string">
            <text:p>.282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9</text:p>
          </table:table-cell>
          <table:table-cell office:value-type="string">
            <text:p>40</text:p>
          </table:table-cell>
          <table:table-cell office:value-type="string">
            <text:p>.20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8</text:p>
          </table:table-cell>
          <table:table-cell office:value-type="string">
            <text:p>10</text:p>
          </table:table-cell>
          <table:table-cell office:value-type="string">
            <text:p>54</text:p>
          </table:table-cell>
          <table:table-cell office:value-type="string">
            <text:p>.148</text:p>
          </table:table-cell>
        </table:table-row>
        <table:table-row>
          <table:table-cell office:value-type="string">
            <text:p>Abilene Christian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46</text:p>
          </table:table-cell>
          <table:table-cell office:value-type="string">
            <text:p>.217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37</text:p>
          </table:table-cell>
          <table:table-cell office:value-type="string">
            <text:p>.108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53</text:p>
          </table:table-cell>
          <table:table-cell office:value-type="string">
            <text:p>.094</text:p>
          </table:table-cell>
        </table:table-row>
      </table:table>
      <table:table table:name="Sheet 2"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Brittany Jessen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.400</text:p>
          </table:table-cell>
          <table:table-cell office:value-type="string">
            <text:p>4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Taylor Wilson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.429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eagan Kerns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.44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Hayley Dotseth 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10</text:p>
          </table:table-cell>
          <table:table-cell office:value-type="string">
            <text:p>40</text:p>
          </table:table-cell>
          <table:table-cell office:value-type="string">
            <text:p>.0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ristina Susak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Rachel Schmidt </text:p>
          </table:table-cell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9</text:p>
          </table:table-cell>
          <table:table-cell office:value-type="string">
            <text:p>38</text:p>
          </table:table-cell>
          <table:table-cell office:value-type="string">
            <text:p>.21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7.5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Elizabeth Loschen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.3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Raquel West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nne Rasmusse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ehana Fonseca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1</text:p>
          </table:table-cell>
          <table:table-cell office:value-type="string">
            <text:p>24</text:p>
          </table:table-cell>
          <table:table-cell office:value-type="string">
            <text:p>133</text:p>
          </table:table-cell>
          <table:table-cell office:value-type="string">
            <text:p>.203</text:p>
          </table:table-cell>
          <table:table-cell office:value-type="string">
            <text:p>49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71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9.0</text:p>
          </table:table-cell>
        </table:table-row>
      </table:table>
      <table:table table:name="Sheet 3">
        <table:table-row>
          <table:table-cell office:value-type="string">
            <text:p>Abilene Christian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Resendiz, Sofia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Mueller, Katelyn 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36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Drever, Lillia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Walker, Lauren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.2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Smith, Jacey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29</text:p>
          </table:table-cell>
          <table:table-cell office:value-type="string">
            <text:p>.10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Bosse, Kendall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-.167</text:p>
          </table:table-cell>
          <table:table-cell office:value-type="string">
            <text:p>3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Grandcolas, Corinne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McNeil, Lorin 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Sandercox, Marybeth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26</text:p>
          </table:table-cell>
          <table:table-cell office:value-type="string">
            <text:p>.19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Chapa, Amanda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Miller, Courtney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3</text:p>
          </table:table-cell>
          <table:table-cell office:value-type="string">
            <text:p>14</text:p>
          </table:table-cell>
          <table:table-cell office:value-type="string">
            <text:p>136</text:p>
          </table:table-cell>
          <table:table-cell office:value-type="string">
            <text:p>.140</text:p>
          </table:table-cell>
          <table:table-cell office:value-type="string">
            <text:p>33</text:p>
          </table:table-cell>
          <table:table-cell office:value-type="string">
            <text:p>6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6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